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ll_5f_combinations_5f_train_5f_test_5f_results" style:display-name="all_combinations_train_test_results" style:family="table">
      <style:table-properties style:width="10.1181in" table:align="margins"/>
    </style:style>
    <style:style style:name="all_5f_combinations_5f_train_5f_test_5f_results.A" style:display-name="all_combinations_train_test_results.A" style:family="table-column">
      <style:table-column-properties style:column-width="2.0236in" style:rel-column-width="13107*"/>
    </style:style>
    <style:style style:name="all_5f_combinations_5f_train_5f_test_5f_results.A1" style:display-name="all_combinations_train_test_results.A1" style:family="table-cell">
      <style:table-cell-properties fo:padding="0.0382in" fo:border-left="0.05pt solid #000000" fo:border-right="none" fo:border-top="0.05pt solid #000000" fo:border-bottom="0.05pt solid #000000"/>
    </style:style>
    <style:style style:name="all_5f_combinations_5f_train_5f_test_5f_results.E1" style:display-name="all_combinations_train_test_results.E1" style:family="table-cell">
      <style:table-cell-properties fo:padding="0.0382in" fo:border="0.05pt solid #000000"/>
    </style:style>
    <style:style style:name="all_5f_combinations_5f_train_5f_test_5f_results.A2" style:display-name="all_combinations_train_test_results.A2" style:family="table-cell">
      <style:table-cell-properties fo:padding="0.0382in" fo:border-left="0.05pt solid #000000" fo:border-right="none" fo:border-top="none" fo:border-bottom="0.05pt solid #000000"/>
    </style:style>
    <style:style style:name="all_5f_combinations_5f_train_5f_test_5f_results.E2" style:display-name="all_combinations_train_test_results.E2" style:family="table-cell">
      <style:table-cell-properties fo:padding="0.0382in" fo:border-left="0.05pt solid #000000" fo:border-right="0.05pt solid #000000" fo:border-top="none" fo:border-bottom="0.05pt solid #000000"/>
    </style:style>
    <style:style style:name="Table1" style:family="table">
      <style:table-properties style:width="10.1181in" table:align="margins"/>
    </style:style>
    <style:style style:name="Table1.A" style:family="table-column">
      <style:table-column-properties style:column-width="2.0236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b53d" officeooo:paragraph-rsid="001ab53d"/>
    </style:style>
    <style:style style:name="P2" style:family="paragraph" style:parent-style-name="Standard">
      <style:text-properties officeooo:rsid="001c512c" officeooo:paragraph-rsid="001c512c"/>
    </style:style>
    <style:style style:name="P3" style:family="paragraph" style:parent-style-name="Standard">
      <style:text-properties officeooo:rsid="00232419" officeooo:paragraph-rsid="00232419"/>
    </style:style>
    <style:style style:name="P4" style:family="paragraph" style:parent-style-name="Standard">
      <style:text-properties officeooo:rsid="0026a5e9" officeooo:paragraph-rsid="0026a5e9"/>
    </style:style>
    <style:style style:name="P5" style:family="paragraph" style:parent-style-name="Table_20_Contents">
      <style:text-properties fo:color="#000000" style:text-underline-style="none" fo:font-weight="bold" officeooo:rsid="00149df5" officeooo:paragraph-rsid="00149df5" style:font-weight-asian="bold" style:font-weight-complex="bold"/>
    </style:style>
    <style:style style:name="P6" style:family="paragraph" style:parent-style-name="Table_20_Contents">
      <style:text-properties fo:color="#000000" officeooo:rsid="00149df5" officeooo:paragraph-rsid="00149df5"/>
    </style:style>
    <style:style style:name="P7" style:family="paragraph" style:parent-style-name="Table_20_Contents">
      <style:text-properties fo:color="#000000" officeooo:rsid="00149df5" officeooo:paragraph-rsid="00149df5" fo:background-color="#ffff00"/>
    </style:style>
    <style:style style:name="P8" style:family="paragraph" style:parent-style-name="Table_20_Contents">
      <style:text-properties fo:color="#000000" officeooo:rsid="002220e0" officeooo:paragraph-rsid="002220e0" fo:background-color="#33ff99"/>
    </style:style>
    <style:style style:name="P9" style:family="paragraph" style:parent-style-name="Table_20_Contents">
      <style:text-properties officeooo:rsid="001be57e" officeooo:paragraph-rsid="001be57e"/>
    </style:style>
    <style:style style:name="P10" style:family="paragraph" style:parent-style-name="Table_20_Contents">
      <style:text-properties officeooo:rsid="001be57e" officeooo:paragraph-rsid="001c512c" fo:background-color="#cccccc"/>
    </style:style>
    <style:style style:name="P11" style:family="paragraph" style:parent-style-name="Table_20_Contents">
      <style:text-properties officeooo:rsid="001f489d" officeooo:paragraph-rsid="001f489d"/>
    </style:style>
    <style:style style:name="P12" style:family="paragraph" style:parent-style-name="Table_20_Contents">
      <style:text-properties officeooo:rsid="0020831d" officeooo:paragraph-rsid="0020831d"/>
    </style:style>
    <style:style style:name="P13" style:family="paragraph" style:parent-style-name="Table_20_Contents">
      <style:text-properties officeooo:rsid="00232419" officeooo:paragraph-rsid="00232419"/>
    </style:style>
    <style:style style:name="T1" style:family="text">
      <style:text-properties officeooo:rsid="001916b8"/>
    </style:style>
    <style:style style:name="T2" style:family="text">
      <style:text-properties officeooo:rsid="00232419"/>
    </style:style>
    <style:style style:name="T3" style:family="text">
      <style:text-properties officeooo:rsid="00248eab"/>
    </style:style>
    <style:style style:name="T4" style:family="text">
      <style:text-properties officeooo:rsid="0024d3dc"/>
    </style:style>
    <style:style style:name="T5" style:family="text">
      <style:text-properties officeooo:rsid="0028de2b"/>
    </style:style>
  </office:automatic-styles>
  <office:body>
    <office:text text:use-soft-page-breaks="true">
      <text:tracked-changes>
        <text:changed-region xml:id="ct63032160" text:id="ct63032160">
          <text:insertion>
            <office:change-info>
              <dc:creator>Unknown Author</dc:creator>
              <dc:date>2017-10-07T12:14:00</dc:date>
            </office:change-info>
          </text:insertion>
        </text:changed-region>
        <text:changed-region xml:id="ct44844032" text:id="ct44844032">
          <text:insertion>
            <office:change-info>
              <dc:creator>Unknown Author</dc:creator>
              <dc:date>2017-10-07T12:15:00</dc:date>
            </office:change-info>
          </text:insertion>
        </text:changed-region>
        <text:changed-region xml:id="ct67561952" text:id="ct67561952">
          <text:insertion>
            <office:change-info>
              <dc:creator>Unknown Author</dc:creator>
              <dc:date>2017-10-07T12:16:00</dc:date>
            </office:change-info>
          </text:insertion>
        </text:changed-region>
        <text:changed-region xml:id="ct67600096" text:id="ct67600096">
          <text:insertion>
            <office:change-info>
              <dc:creator>Unknown Author</dc:creator>
              <dc:date>2017-10-07T12:16:00</dc:date>
            </office:change-info>
          </text:insertion>
        </text:changed-region>
        <text:changed-region xml:id="ct67624224" text:id="ct67624224">
          <text:insertion>
            <office:change-info>
              <dc:creator>Unknown Author</dc:creator>
              <dc:date>2017-10-07T12:23:00</dc:date>
            </office:change-info>
          </text:insertion>
        </text:changed-region>
        <text:changed-region xml:id="ct67834512" text:id="ct67834512">
          <text:insertion>
            <office:change-info>
              <dc:creator>Unknown Author</dc:creator>
              <dc:date>2017-10-07T12:16:00</dc:date>
            </office:change-info>
          </text:insertion>
        </text:changed-region>
        <text:changed-region xml:id="ct59809744" text:id="ct59809744">
          <text:insertion>
            <office:change-info>
              <dc:creator>Unknown Author</dc:creator>
              <dc:date>2017-10-07T12:16:00</dc:date>
            </office:change-info>
          </text:insertion>
        </text:changed-region>
        <text:changed-region xml:id="ct67850608" text:id="ct67850608">
          <text:insertion>
            <office:change-info>
              <dc:creator>Unknown Author</dc:creator>
              <dc:date>2017-10-07T12:16:00</dc:date>
            </office:change-info>
          </text:insertion>
        </text:changed-region>
        <text:changed-region xml:id="ct67826000" text:id="ct67826000">
          <text:insertion>
            <office:change-info>
              <dc:creator>Unknown Author</dc:creator>
              <dc:date>2017-10-07T12:16:00</dc:date>
            </office:change-info>
          </text:insertion>
        </text:changed-region>
        <text:changed-region xml:id="ct67555968" text:id="ct67555968">
          <text:insertion>
            <office:change-info>
              <dc:creator>Unknown Author</dc:creator>
              <dc:date>2017-10-07T12:16:00</dc:date>
            </office:change-info>
          </text:insertion>
        </text:changed-region>
        <text:changed-region xml:id="ct67262592" text:id="ct67262592">
          <text:insertion>
            <office:change-info>
              <dc:creator>Unknown Author</dc:creator>
              <dc:date>2017-10-07T12:32:00</dc:date>
            </office:change-info>
          </text:insertion>
        </text:changed-region>
        <text:changed-region xml:id="ct56310224" text:id="ct56310224">
          <text:insertion>
            <office:change-info>
              <dc:creator>Unknown Author</dc:creator>
              <dc:date>2017-10-07T12:31:00</dc:date>
            </office:change-info>
          </text:insertion>
        </text:changed-region>
        <text:changed-region xml:id="ct56615424" text:id="ct56615424">
          <text:insertion>
            <office:change-info>
              <dc:creator>Unknown Author</dc:creator>
              <dc:date>2017-10-07T12:17:00</dc:date>
            </office:change-info>
          </text:insertion>
        </text:changed-region>
        <text:changed-region xml:id="ct56257280" text:id="ct56257280">
          <text:insertion>
            <office:change-info>
              <dc:creator>Unknown Author</dc:creator>
              <dc:date>2017-10-07T12:17:00</dc:date>
            </office:change-info>
          </text:insertion>
        </text:changed-region>
        <text:changed-region xml:id="ct56837280" text:id="ct56837280">
          <text:insertion>
            <office:change-info>
              <dc:creator>Unknown Author</dc:creator>
              <dc:date>2017-10-07T12:17:00</dc:date>
            </office:change-info>
          </text:insertion>
        </text:changed-region>
        <text:changed-region xml:id="ct56772064" text:id="ct56772064">
          <text:insertion>
            <office:change-info>
              <dc:creator>Unknown Author</dc:creator>
              <dc:date>2017-10-07T12:22:00</dc:date>
            </office:change-info>
          </text:insertion>
        </text:changed-region>
        <text:changed-region xml:id="ct67070544" text:id="ct67070544">
          <text:insertion>
            <office:change-info>
              <dc:creator>Unknown Author</dc:creator>
              <dc:date>2017-10-07T12:32:00</dc:date>
            </office:change-info>
          </text:insertion>
        </text:changed-region>
        <text:changed-region xml:id="ct56762000" text:id="ct56762000">
          <text:insertion>
            <office:change-info>
              <dc:creator>Unknown Author</dc:creator>
              <dc:date>2017-10-07T12:17:00</dc:date>
            </office:change-info>
          </text:insertion>
        </text:changed-region>
        <text:changed-region xml:id="ct67854112" text:id="ct67854112">
          <text:insertion>
            <office:change-info>
              <dc:creator>Unknown Author</dc:creator>
              <dc:date>2017-10-07T12:17:00</dc:date>
            </office:change-info>
          </text:insertion>
        </text:changed-region>
        <text:changed-region xml:id="ct67374960" text:id="ct67374960">
          <text:insertion>
            <office:change-info>
              <dc:creator>Unknown Author</dc:creator>
              <dc:date>2017-10-07T12:18:00</dc:date>
            </office:change-info>
          </text:insertion>
        </text:changed-region>
        <text:changed-region xml:id="ct67561536" text:id="ct67561536">
          <text:insertion>
            <office:change-info>
              <dc:creator>Unknown Author</dc:creator>
              <dc:date>2017-10-07T12:22:00</dc:date>
            </office:change-info>
          </text:insertion>
        </text:changed-region>
        <text:changed-region xml:id="ct71970656" text:id="ct71970656">
          <text:insertion>
            <office:change-info>
              <dc:creator>Unknown Author</dc:creator>
              <dc:date>2017-10-07T13:34:00</dc:date>
            </office:change-info>
          </text:insertion>
        </text:changed-region>
        <text:changed-region xml:id="ct68023584" text:id="ct68023584">
          <text:insertion>
            <office:change-info>
              <dc:creator>Unknown Author</dc:creator>
              <dc:date>2017-10-07T13:35:00</dc:date>
            </office:change-info>
          </text:insertion>
        </text:changed-region>
        <text:changed-region xml:id="ct78591616" text:id="ct78591616">
          <text:insertion>
            <office:change-info>
              <dc:creator>Unknown Author</dc:creator>
              <dc:date>2017-10-07T13:40:00</dc:date>
            </office:change-info>
          </text:insertion>
        </text:changed-region>
        <text:changed-region xml:id="ct78326288" text:id="ct78326288">
          <text:insertion>
            <office:change-info>
              <dc:creator>Unknown Author</dc:creator>
              <dc:date>2017-10-07T13:41:00</dc:date>
            </office:change-info>
          </text:insertion>
        </text:changed-region>
        <text:changed-region xml:id="ct78660960" text:id="ct78660960">
          <text:insertion>
            <office:change-info>
              <dc:creator>Unknown Author</dc:creator>
              <dc:date>2017-10-07T14:28:00</dc:date>
            </office:change-info>
          </text:insertion>
        </text:changed-region>
        <text:changed-region xml:id="ct67285616" text:id="ct67285616">
          <text:insertion>
            <office:change-info>
              <dc:creator>Unknown Author</dc:creator>
              <dc:date>2017-10-07T12:18:00</dc:date>
            </office:change-info>
          </text:insertion>
        </text:changed-region>
        <text:changed-region xml:id="ct56296640" text:id="ct56296640">
          <text:insertion>
            <office:change-info>
              <dc:creator>Unknown Author</dc:creator>
              <dc:date>2017-10-07T12:17:00</dc:date>
            </office:change-info>
          </text:insertion>
        </text:changed-region>
        <text:changed-region xml:id="ct67636384" text:id="ct67636384">
          <text:insertion>
            <office:change-info>
              <dc:creator>Unknown Author</dc:creator>
              <dc:date>2017-10-07T12:19:00</dc:date>
            </office:change-info>
          </text:insertion>
        </text:changed-region>
        <text:changed-region xml:id="ct56611936" text:id="ct56611936">
          <text:insertion>
            <office:change-info>
              <dc:creator>Unknown Author</dc:creator>
              <dc:date>2017-10-07T12:22:00</dc:date>
            </office:change-info>
          </text:insertion>
        </text:changed-region>
        <text:changed-region xml:id="ct57774512" text:id="ct57774512">
          <text:insertion>
            <office:change-info>
              <dc:creator>Unknown Author</dc:creator>
              <dc:date>2017-10-07T12:18:00</dc:date>
            </office:change-info>
          </text:insertion>
        </text:changed-region>
        <text:changed-region xml:id="ct56772832" text:id="ct56772832">
          <text:insertion>
            <office:change-info>
              <dc:creator>Unknown Author</dc:creator>
              <dc:date>2017-10-07T12:17:00</dc:date>
            </office:change-info>
          </text:insertion>
        </text:changed-region>
        <text:changed-region xml:id="ct57789968" text:id="ct57789968">
          <text:insertion>
            <office:change-info>
              <dc:creator>Unknown Author</dc:creator>
              <dc:date>2017-10-07T12:19:00</dc:date>
            </office:change-info>
          </text:insertion>
        </text:changed-region>
        <text:changed-region xml:id="ct67857232" text:id="ct67857232">
          <text:insertion>
            <office:change-info>
              <dc:creator>Unknown Author</dc:creator>
              <dc:date>2017-10-07T12:19:00</dc:date>
            </office:change-info>
          </text:insertion>
        </text:changed-region>
        <text:changed-region xml:id="ct77671168" text:id="ct77671168">
          <text:insertion>
            <office:change-info>
              <dc:creator>Unknown Author</dc:creator>
              <dc:date>2017-10-07T13:30:00</dc:date>
            </office:change-info>
          </text:insertion>
        </text:changed-region>
        <text:changed-region xml:id="ct57956384" text:id="ct57956384">
          <text:insertion>
            <office:change-info>
              <dc:creator>Unknown Author</dc:creator>
              <dc:date>2017-10-07T12:29:00</dc:date>
            </office:change-info>
          </text:insertion>
        </text:changed-region>
        <text:changed-region xml:id="ct40453168" text:id="ct40453168">
          <text:insertion>
            <office:change-info>
              <dc:creator>Unknown Author</dc:creator>
              <dc:date>2017-10-07T13:37:00</dc:date>
            </office:change-info>
          </text:insertion>
        </text:changed-region>
        <text:changed-region xml:id="ct67599264" text:id="ct67599264">
          <text:insertion>
            <office:change-info>
              <dc:creator>Unknown Author</dc:creator>
              <dc:date>2017-10-07T12:34:00</dc:date>
            </office:change-info>
          </text:insertion>
        </text:changed-region>
        <text:changed-region xml:id="ct67231984" text:id="ct67231984">
          <text:insertion>
            <office:change-info>
              <dc:creator>Unknown Author</dc:creator>
              <dc:date>2017-10-07T12: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all_combinations_train_test_results" table:style-name="all_5f_combinations_5f_train_5f_test_5f_results">
        <table:table-column table:style-name="all_5f_combinations_5f_train_5f_test_5f_results.A" table:number-columns-repeated="5"/>
        <table:table-row>
          <table:table-cell table:style-name="all_5f_combinations_5f_train_5f_test_5f_results.A1" office:value-type="string">
            <text:p text:style-name="P5"><text:change-start text:change-id="ct63032160"/>Unknown ground true of the approximation error (i.e. good or bad choice of hypotheses class)<text:change-end text:change-id="ct63032160"/></text:p>
          </table:table-cell>
          <table:table-cell table:style-name="all_5f_combinations_5f_train_5f_test_5f_results.A1" office:value-type="string">
            <text:p text:style-name="P5"><text:change-start text:change-id="ct44844032"/>Sample size (may or may not be known)<text:change-end text:change-id="ct44844032"/></text:p>
          </table:table-cell>
          <table:table-cell table:style-name="all_5f_combinations_5f_train_5f_test_5f_results.A1" office:value-type="string">
            <text:p text:style-name="P5"><text:change-start text:change-id="ct67561952"/>Observed training error<text:change-end text:change-id="ct67561952"/></text:p>
          </table:table-cell>
          <table:table-cell table:style-name="all_5f_combinations_5f_train_5f_test_5f_results.A1" office:value-type="string">
            <text:p text:style-name="P5"><text:change-start text:change-id="ct67600096"/>Observed test error<text:change-end text:change-id="ct67600096"/></text:p>
          </table:table-cell>
          <table:table-cell table:style-name="all_5f_combinations_5f_train_5f_test_5f_results.E1" office:value-type="string">
            <text:p text:style-name="P5"><text:change-start text:change-id="ct67624224"/><text:span text:style-name="T1">C</text:span><text:change-end text:change-id="ct67624224"/><text:change-start text:change-id="ct67834512"/>onclusion<text:change-end text:change-id="ct67834512"/></text:p>
          </table:table-cell>
        </table:table-row>
        <table:table-row>
          <table:table-cell table:style-name="all_5f_combinations_5f_train_5f_test_5f_results.A2" office:value-type="string">
            <text:p text:style-name="P7"><text:change-start text:change-id="ct59809744"/>high<text:change-end text:change-id="ct59809744"/></text:p>
          </table:table-cell>
          <table:table-cell table:style-name="all_5f_combinations_5f_train_5f_test_5f_results.A2" office:value-type="string">
            <text:p text:style-name="P7"><text:change-start text:change-id="ct67850608"/>high<text:change-end text:change-id="ct67850608"/></text:p>
          </table:table-cell>
          <table:table-cell table:style-name="all_5f_combinations_5f_train_5f_test_5f_results.A2" office:value-type="string">
            <text:p text:style-name="P7"><text:change-start text:change-id="ct67826000"/>high<text:change-end text:change-id="ct67826000"/></text:p>
          </table:table-cell>
          <table:table-cell table:style-name="all_5f_combinations_5f_train_5f_test_5f_results.A2" office:value-type="string">
            <text:p text:style-name="P7"><text:change-start text:change-id="ct67555968"/>high<text:change-end text:change-id="ct67555968"/></text:p>
          </table:table-cell>
          <table:table-cell table:style-name="all_5f_combinations_5f_train_5f_test_5f_results.E2" office:value-type="string">
            <text:p text:style-name="P9"><text:change-start text:change-id="ct67262592"/>regardless<text:change-end text:change-id="ct67262592"/><text:change-start text:change-id="ct56310224"/> sample size is large or small, the approximation error is still large.<text:change-end text:change-id="ct56310224"/></text:p>
          </table:table-cell>
        </table:table-row>
        <table:table-row>
          <table:table-cell table:style-name="all_5f_combinations_5f_train_5f_test_5f_results.A2" office:value-type="string">
            <text:p text:style-name="P7"><text:change-start text:change-id="ct56615424"/>high<text:change-end text:change-id="ct56615424"/></text:p>
          </table:table-cell>
          <table:table-cell table:style-name="all_5f_combinations_5f_train_5f_test_5f_results.A2" office:value-type="string">
            <text:p text:style-name="P6"><text:change-start text:change-id="ct56257280"/>low<text:change-end text:change-id="ct56257280"/></text:p>
          </table:table-cell>
          <table:table-cell table:style-name="all_5f_combinations_5f_train_5f_test_5f_results.A2" office:value-type="string">
            <text:p text:style-name="P7"><text:change-start text:change-id="ct56837280"/>high<text:change-end text:change-id="ct56837280"/></text:p>
          </table:table-cell>
          <table:table-cell table:style-name="all_5f_combinations_5f_train_5f_test_5f_results.A2" office:value-type="string">
            <text:p text:style-name="P7"><text:change-start text:change-id="ct56772064"/>high<text:change-end text:change-id="ct56772064"/></text:p>
          </table:table-cell>
          <table:table-cell table:style-name="all_5f_combinations_5f_train_5f_test_5f_results.E2" office:value-type="string">
            <text:p text:style-name="P9"><text:change-start text:change-id="ct67070544"/>regardless sample size is large or small, the approximation error is still large.<text:change-end text:change-id="ct67070544"/></text:p>
          </table:table-cell>
        </table:table-row>
        <table:table-row>
          <table:table-cell table:style-name="all_5f_combinations_5f_train_5f_test_5f_results.A2" office:value-type="string">
            <text:p text:style-name="P7"><text:change-start text:change-id="ct56762000"/>high<text:change-end text:change-id="ct56762000"/></text:p>
          </table:table-cell>
          <table:table-cell table:style-name="all_5f_combinations_5f_train_5f_test_5f_results.A2" office:value-type="string">
            <text:p text:style-name="P6"><text:change-start text:change-id="ct67854112"/>low<text:change-end text:change-id="ct67854112"/></text:p>
          </table:table-cell>
          <table:table-cell table:style-name="all_5f_combinations_5f_train_5f_test_5f_results.A2" office:value-type="string">
            <text:p text:style-name="P6"><text:change-start text:change-id="ct67374960"/>low<text:change-end text:change-id="ct67374960"/></text:p>
          </table:table-cell>
          <table:table-cell table:style-name="all_5f_combinations_5f_train_5f_test_5f_results.A2" office:value-type="string">
            <text:p text:style-name="P7"><text:change-start text:change-id="ct67561536"/>high<text:change-end text:change-id="ct67561536"/></text:p>
          </table:table-cell>
          <table:table-cell table:style-name="all_5f_combinations_5f_train_5f_test_5f_results.E2" office:value-type="string">
            <text:p text:style-name="P13"><text:change-start text:change-id="ct71970656"/>I<text:span text:style-name="T5">t may be tempted to conclude</text:span> that the estimation error is large and approximation error is s<text:change-end text:change-id="ct71970656"/><text:change-start text:change-id="ct68023584"/>mall. However, it could due to <text:change-end text:change-id="ct68023584"/><text:change-start text:change-id="ct78591616"/><text:span text:style-name="T4">high approximation error but small sample. To distinguish these two cases, we</text:span><text:change-end text:change-id="ct78591616"/><text:change-start text:change-id="ct78326288"/><text:span text:style-name="T4"> can increase the sample size from small to large.and draw the learning curve (error vs sample size) </text:span><text:change-end text:change-id="ct78326288"/><text:change-start text:change-id="ct78660960"/><text:span text:style-name="T4">. See README.md for more details.</text:span><text:change-end text:change-id="ct78660960"/></text:p>
          </table:table-cell>
        </table:table-row>
        <table:table-row>
          <table:table-cell table:style-name="all_5f_combinations_5f_train_5f_test_5f_results.A2" office:value-type="string">
            <text:p text:style-name="P6"><text:change-start text:change-id="ct67285616"/>low<text:change-end text:change-id="ct67285616"/></text:p>
          </table:table-cell>
          <table:table-cell table:style-name="all_5f_combinations_5f_train_5f_test_5f_results.A2" office:value-type="string">
            <text:p text:style-name="P7"><text:change-start text:change-id="ct56296640"/>high<text:change-end text:change-id="ct56296640"/></text:p>
          </table:table-cell>
          <table:table-cell table:style-name="all_5f_combinations_5f_train_5f_test_5f_results.A2" office:value-type="string">
            <text:p text:style-name="P6"><text:change-start text:change-id="ct67636384"/>low<text:change-end text:change-id="ct67636384"/></text:p>
          </table:table-cell>
          <table:table-cell table:style-name="all_5f_combinations_5f_train_5f_test_5f_results.A2" office:value-type="string">
            <text:p text:style-name="P7"><text:change-start text:change-id="ct56611936"/>high<text:change-end text:change-id="ct56611936"/></text:p>
          </table:table-cell>
          <table:table-cell table:style-name="all_5f_combinations_5f_train_5f_test_5f_results.E2" office:value-type="string">
            <text:p text:style-name="Table_20_Contents"/>
          </table:table-cell>
        </table:table-row>
        <table:table-row>
          <table:table-cell table:style-name="all_5f_combinations_5f_train_5f_test_5f_results.A2" office:value-type="string">
            <text:p text:style-name="P6"><text:change-start text:change-id="ct57774512"/>low<text:change-end text:change-id="ct57774512"/></text:p>
          </table:table-cell>
          <table:table-cell table:style-name="all_5f_combinations_5f_train_5f_test_5f_results.A2" office:value-type="string">
            <text:p text:style-name="P7"><text:change-start text:change-id="ct56772832"/>high<text:change-end text:change-id="ct56772832"/></text:p>
          </table:table-cell>
          <table:table-cell table:style-name="all_5f_combinations_5f_train_5f_test_5f_results.A2" office:value-type="string">
            <text:p text:style-name="P6"><text:change-start text:change-id="ct57789968"/>low<text:change-end text:change-id="ct57789968"/></text:p>
          </table:table-cell>
          <table:table-cell table:style-name="all_5f_combinations_5f_train_5f_test_5f_results.A2" office:value-type="string">
            <text:p text:style-name="P6"><text:change-start text:change-id="ct67857232"/>low<text:change-end text:change-id="ct67857232"/></text:p>
          </table:table-cell>
          <table:table-cell table:style-name="all_5f_combinations_5f_train_5f_test_5f_results.E2" office:value-type="string">
            <text:p text:style-name="P8"><text:change-start text:change-id="ct77671168"/>The only good result. We want this!<text:change-end text:change-id="ct77671168"/></text:p>
          </table:table-cell>
        </table:table-row>
      </table:table>
      <text:p text:style-name="Standard"><text:change-start text:change-id="ct57956384"/></text:p>
      <text:p text:style-name="P1">Test error is usually larger than training error in all cases; therefore not consiering the case when test error is smaller than the training error.<text:change-end text:change-id="ct57956384"/><text:change-start text:change-id="ct40453168"/></text:p>
      <text:p text:style-name="P3">In fact, if test error is low, we consider it a good estimator no matter what.<text:change-end text:change-id="ct40453168"/><text:change-start text:change-id="ct67599264"/></text:p>
      <text:p text:style-name="P1"><text:soft-page-break/></text:p>
      <text:p text:style-name="P4">In the above table, it is important to distinguish case 3 and 4. We have the same observations: training error is low and test error is high. But we don’t know if it is because the estimation error is high when sample size is enough or because the approximation error is low but the sample size is not enough.</text:p>
      <text:p text:style-name="P1"/>
      <text:p text:style-name="P1"/>
      <text:p text:style-name="P1"/>
      <text:p text:style-name="P1"/>
      <text:p text:style-name="P1"/>
      <text:p text:style-name="P1"/>
      <text:p text:style-name="P1"/>
      <text:p text:style-name="P1"/>
      <text:p text:style-name="P1"/>
      <text:p text:style-name="P2"><text:change-end text:change-id="ct67599264"/><text:change-start text:change-id="ct67231984"/>Unlikely observations:</text:p>
      <text:p text:style-name="P2"/>
      <table:table table:name="Table1" table:style-name="Table1">
        <table:table-column table:style-name="Table1.A" table:number-columns-repeated="5"/>
        <table:table-row>
          <table:table-cell table:style-name="Table1.A1" office:value-type="string">
            <text:p text:style-name="Table_20_Heading">low</text:p>
          </table:table-cell>
          <table:table-cell table:style-name="Table1.A1" office:value-type="string">
            <text:p text:style-name="Table_20_Heading">high</text:p>
          </table:table-cell>
          <table:table-cell table:style-name="Table1.A1" office:value-type="string">
            <text:p text:style-name="Table_20_Heading">high</text:p>
          </table:table-cell>
          <table:table-cell table:style-name="Table1.A1" office:value-type="string">
            <text:p text:style-name="Table_20_Heading">high</text:p>
          </table:table-cell>
          <table:table-cell table:style-name="Table1.E1" office:value-type="string">
            <text:p text:style-name="Table_20_Heading">Unlike<text:span text:style-name="T3">ly; both training error and test error should be low</text:span>.</text:p>
          </table:table-cell>
        </table:table-row>
        <table:table-row>
          <table:table-cell table:style-name="Table1.A2" office:value-type="string">
            <text:p text:style-name="P6">low</text:p>
          </table:table-cell>
          <table:table-cell table:style-name="Table1.A2" office:value-type="string">
            <text:p text:style-name="P6">low</text:p>
          </table:table-cell>
          <table:table-cell table:style-name="Table1.A2" office:value-type="string">
            <text:p text:style-name="P7">high</text:p>
          </table:table-cell>
          <table:table-cell table:style-name="Table1.A2" office:value-type="string">
            <text:p text:style-name="P7">high</text:p>
          </table:table-cell>
          <table:table-cell table:style-name="Table1.E2" office:value-type="string">
            <text:p text:style-name="P10">Unlike<text:span text:style-name="T3">ly; training error should be low</text:span></text:p>
          </table:table-cell>
        </table:table-row>
        <table:table-row>
          <table:table-cell table:style-name="Table1.A2" office:value-type="string">
            <text:p text:style-name="P7">high</text:p>
          </table:table-cell>
          <table:table-cell table:style-name="Table1.A2" office:value-type="string">
            <text:p text:style-name="P7">high</text:p>
          </table:table-cell>
          <table:table-cell table:style-name="Table1.A2" office:value-type="string">
            <text:p text:style-name="P6">low</text:p>
          </table:table-cell>
          <table:table-cell table:style-name="Table1.A2" office:value-type="string">
            <text:p text:style-name="P7">high</text:p>
          </table:table-cell>
          <table:table-cell table:style-name="Table1.E2" office:value-type="string">
            <text:p text:style-name="P12">Unlikely; <text:span text:style-name="T3">training error should be high</text:span></text:p>
          </table:table-cell>
        </table:table-row>
        <table:table-row>
          <table:table-cell table:style-name="Table1.A2" office:value-type="string">
            <text:p text:style-name="P6">low</text:p>
          </table:table-cell>
          <table:table-cell table:style-name="Table1.A2" office:value-type="string">
            <text:p text:style-name="P6">low</text:p>
          </table:table-cell>
          <table:table-cell table:style-name="Table1.A2" office:value-type="string">
            <text:p text:style-name="P6">low</text:p>
          </table:table-cell>
          <table:table-cell table:style-name="Table1.A2" office:value-type="string">
            <text:p text:style-name="P6">low</text:p>
          </table:table-cell>
          <table:table-cell table:style-name="Table1.E2" office:value-type="string">
            <text:p text:style-name="P11">Unlikely; </text:p>
          </table:table-cell>
        </table:table-row>
        <table:table-row>
          <table:table-cell table:style-name="Table1.A2" office:value-type="string">
            <text:p text:style-name="P7">high</text:p>
          </table:table-cell>
          <table:table-cell table:style-name="Table1.A2" office:value-type="string">
            <text:p text:style-name="P6">low</text:p>
          </table:table-cell>
          <table:table-cell table:style-name="Table1.A2" office:value-type="string">
            <text:p text:style-name="P6">low</text:p>
          </table:table-cell>
          <table:table-cell table:style-name="Table1.A2" office:value-type="string">
            <text:p text:style-name="P6">low</text:p>
          </table:table-cell>
          <table:table-cell table:style-name="Table1.E2" office:value-type="string">
            <text:p text:style-name="P12">Unlikely; <text:span text:style-name="T2">test error is low, it is already good</text:span></text:p>
          </table:table-cell>
        </table:table-row>
        <table:table-row>
          <table:table-cell table:style-name="Table1.A2" office:value-type="string">
            <text:p text:style-name="P6">low</text:p>
          </table:table-cell>
          <table:table-cell table:style-name="Table1.A2" office:value-type="string">
            <text:p text:style-name="P6">low</text:p>
          </table:table-cell>
          <table:table-cell table:style-name="Table1.A2" office:value-type="string">
            <text:p text:style-name="P6">low</text:p>
          </table:table-cell>
          <table:table-cell table:style-name="Table1.A2" office:value-type="string">
            <text:p text:style-name="P7">high</text:p>
          </table:table-cell>
          <table:table-cell table:style-name="Table1.E2" office:value-type="string">
            <text:p text:style-name="P13">Unlikely. Training error should be l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2"><text:change-end text:change-id="ct67231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2:10:21.279097364</meta:creation-date>
    <dc:date>2017-10-07T14:28:18.425501801</dc:date>
    <meta:editing-duration>PT2H7M37S</meta:editing-duration>
    <meta:editing-cycles>20</meta:editing-cycles>
    <meta:generator>LibreOffice/5.1.6.2$Linux_X86_64 LibreOffice_project/10m0$Build-2</meta:generator>
    <meta:document-statistic meta:table-count="2" meta:image-count="0" meta:object-count="0" meta:page-count="3" meta:paragraph-count="63" meta:word-count="304" meta:character-count="1655" meta:non-whitespace-character-count="1413"/>
  </office:meta>
</office:document-meta>
</file>